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d1783" officeooo:paragraph-rsid="000d1783"/>
    </style:style>
    <style:style style:name="P2" style:family="paragraph" style:parent-style-name="Text_20_body" style:list-style-name="L1">
      <style:text-properties officeooo:paragraph-rsid="000d1783"/>
    </style:style>
    <style:style style:name="P3" style:family="paragraph" style:parent-style-name="Text_20_body" style:list-style-name="L1">
      <style:text-properties style:text-underline-style="none" officeooo:rsid="000e87c0" officeooo:paragraph-rsid="000e87c0"/>
    </style:style>
    <style:style style:name="P4" style:family="paragraph" style:parent-style-name="Text_20_body">
      <style:text-properties style:text-underline-style="none" officeooo:rsid="000e87c0" officeooo:paragraph-rsid="000e87c0"/>
    </style:style>
    <style:style style:name="P5" style:family="paragraph" style:parent-style-name="Text_20_body">
      <style:text-properties officeooo:rsid="000ebe56" officeooo:paragraph-rsid="000ebe56"/>
    </style:style>
    <style:style style:name="P6" style:family="paragraph" style:parent-style-name="Text_20_body">
      <style:paragraph-properties fo:text-align="center" style:justify-single-word="false"/>
      <style:text-properties officeooo:rsid="000ebe56" officeooo:paragraph-rsid="000ebe56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 style:parent-style-name="Text_20_body">
      <style:text-properties officeooo:rsid="000ebe56" officeooo:paragraph-rsid="001085f6"/>
    </style:style>
    <style:style style:name="T1" style:family="text">
      <style:text-properties officeooo:rsid="000d17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officeooo:rsid="000f4ddb"/>
    </style:style>
    <style:style style:name="T6" style:family="text">
      <style:text-properties officeooo:rsid="001085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none" style:wrap-contour-mode="full" style:vertical-pos="from-top" style:vertical-rel="paragraph" style:horizontal-pos="center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7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8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iezas</text:h>
      <text:p text:style-name="Text_20_body">Dado está formado por dos tipos de piezas: las piezas móviles y las piezas inmóviles. </text:p>
      <text:p text:style-name="Text_20_body">Las piezas móviles son aquellas que entran al mapa y pueden cambiar su posición sea por ellas mismas o por otros motivos. <text:span text:style-name="T1">Las piezas móviles son las siguientes:</text:span></text:p>
      <text:list text:style-name="L1">
        <text:list-item>
          <text:p text:style-name="P1">Dado :: pieza principal de cada jugador. Solo puede existir uno por jugador sobre el mapa.</text:p>
        </text:list-item>
        <text:list-item>
          <text:p text:style-name="P2"><text:span text:style-name="T1">DadoClon :: pieza secundaria. No tiene límite de apariciones como el ‘dado’, pero si un límite di tiempo sombre el mapa (este límite no es fijo, varía según las características del clon).</text:span></text:p>
        </text:list-item>
        <text:list-item>
          <text:p text:style-name="P3">Variadas :: piezas de naturaleza variada. Normalmente vienen de otros juegos de tablero.</text:p>
        </text:list-item>
      </text:list>
      <text:p text:style-name="P4">Las piezas inmóviles se clasifican en dos formas: 1D y ND. Lo cual indica el número de casillas que ocupan en el tablero. Las piezas inmóviles también vienen llamadas “estructuras”.</text:p>
      <text:p text:style-name="P4">A continuación se entra en detalle sobre cada una de ellas.</text:p>
      <text:h text:style-name="Heading_20_1" text:outline-level="1">Dado</text:h>
      <text:p text:style-name="P5"><text:tab/>El juego contiene dos <text:span text:style-name="T2">formas</text:span> para los dados: la forma 3x3 o ‘f1’ y la forma 4x3 o ‘f2’.</text:p>
      <text:p text:style-name="P6"><draw:g text:anchor-type="paragraph" draw:z-index="0" draw:name="Objeto de grupo 1" draw:style-name="gr1"><draw:custom-shape draw:style-name="gr41" draw:text-style-name="P7" svg:width="0.999cm" svg:height="1.001cm" svg:x="4.625cm" svg:y="1.317cm"><text:p/><draw:enhanced-geometry svg:viewBox="0 0 21600 21600" draw:type="rectangle" draw:enhanced-path="M 0 0 L 21600 0 21600 21600 0 21600 0 0 Z N"/></draw:custom-shape><draw:custom-shape draw:style-name="gr42" draw:text-style-name="P7" svg:width="1.001cm" svg:height="1.001cm" svg:x="5.623cm" svg:y="1.317cm"><text:p/><draw:enhanced-geometry svg:viewBox="0 0 21600 21600" draw:type="rectangle" draw:enhanced-path="M 0 0 L 21600 0 21600 21600 0 21600 0 0 Z N"/></draw:custom-shape><draw:custom-shape draw:style-name="gr43" draw:text-style-name="P7" svg:width="1.001cm" svg:height="1.001cm" svg:x="6.623cm" svg:y="1.317cm"><text:p/><draw:enhanced-geometry svg:viewBox="0 0 21600 21600" draw:type="rectangle" draw:enhanced-path="M 0 0 L 21600 0 21600 21600 0 21600 0 0 Z N"/></draw:custom-shape><draw:custom-shape draw:style-name="gr44" draw:text-style-name="P7" svg:width="1.001cm" svg:height="1.001cm" svg:x="5.623cm" svg:y="2.317cm"><text:p/><draw:enhanced-geometry svg:viewBox="0 0 21600 21600" draw:type="rectangle" draw:enhanced-path="M 0 0 L 21600 0 21600 21600 0 21600 0 0 Z N"/></draw:custom-shape><draw:custom-shape draw:style-name="gr45" draw:text-style-name="P7" svg:width="1.001cm" svg:height="0.999cm" svg:x="5.623cm" svg:y="0.319cm"><text:p/><draw:enhanced-geometry svg:viewBox="0 0 21600 21600" draw:type="rectangle" draw:enhanced-path="M 0 0 L 21600 0 21600 21600 0 21600 0 0 Z N"/></draw:custom-shape><draw:custom-shape draw:style-name="gr46" draw:text-style-name="P7" svg:width="1.001cm" svg:height="1.001cm" svg:x="9.373cm" svg:y="1.317cm"><text:p/><draw:enhanced-geometry svg:viewBox="0 0 21600 21600" draw:type="rectangle" draw:enhanced-path="M 0 0 L 21600 0 21600 21600 0 21600 0 0 Z N"/></draw:custom-shape><draw:custom-shape draw:style-name="gr47" draw:text-style-name="P7" svg:width="1.001cm" svg:height="1.001cm" svg:x="10.374cm" svg:y="1.317cm"><text:p/><draw:enhanced-geometry svg:viewBox="0 0 21600 21600" draw:type="rectangle" draw:enhanced-path="M 0 0 L 21600 0 21600 21600 0 21600 0 0 Z N"/></draw:custom-shape><draw:custom-shape draw:style-name="gr48" draw:text-style-name="P7" svg:width="1.001cm" svg:height="1.001cm" svg:x="11.374cm" svg:y="1.317cm"><text:p/><draw:enhanced-geometry svg:viewBox="0 0 21600 21600" draw:type="rectangle" draw:enhanced-path="M 0 0 L 21600 0 21600 21600 0 21600 0 0 Z N"/></draw:custom-shape><draw:custom-shape draw:style-name="gr49" draw:text-style-name="P7" svg:width="1.001cm" svg:height="1.001cm" svg:x="10.374cm" svg:y="2.317cm"><text:p/><draw:enhanced-geometry svg:viewBox="0 0 21600 21600" draw:type="rectangle" draw:enhanced-path="M 0 0 L 21600 0 21600 21600 0 21600 0 0 Z N"/></draw:custom-shape><draw:custom-shape draw:style-name="gr50" draw:text-style-name="P7" svg:width="1.001cm" svg:height="0.999cm" svg:x="10.374cm" svg:y="0.319cm"><text:p/><draw:enhanced-geometry svg:viewBox="0 0 21600 21600" draw:type="rectangle" draw:enhanced-path="M 0 0 L 21600 0 21600 21600 0 21600 0 0 Z N"/></draw:custom-shape><draw:custom-shape draw:style-name="gr51" draw:text-style-name="P7" svg:width="1.001cm" svg:height="1.001cm" svg:x="10.374cm" svg:y="3.318cm"><text:p/><draw:enhanced-geometry svg:viewBox="0 0 21600 21600" draw:type="rectangle" draw:enhanced-path="M 0 0 L 21600 0 21600 21600 0 21600 0 0 Z N"/></draw:custom-shape><draw:frame draw:style-name="gr52" draw:text-style-name="P9" svg:width="1.001cm" svg:height="0.752cm" svg:x="5.623cm" svg:y="5.067cm"><draw:text-box><text:p text:style-name="P8"><text:span text:style-name="T3">f1</text:span></text:p></draw:text-box></draw:frame><draw:frame draw:style-name="gr53" draw:text-style-name="P9" svg:width="1.001cm" svg:height="0.703cm" svg:x="10.374cm" svg:y="5.067cm"><draw:text-box><text:p text:style-name="P8"><text:span text:style-name="T3">f2</text:span></text:p></draw:text-box></draw:frame></draw:g></text:p>
      <text:p text:style-name="P5"><text:tab/>A la forma f1 se le conoce por la forma ‘irreal’, ya que esta no puede ser representada en la realidad. Y a la forma f2 se le conoce por la forma ‘real’. </text:p>
      <text:p text:style-name="P5"><text:tab/>Teniendo estas formas pasamos a darles valores a las caras. Los valores de las caras suelen ser números desde el 1 al total de caras disponibles (f1-5 y f2-6), sin repetirse ninguno.</text:p>
      <text:p text:style-name="P5"><draw:g text:anchor-type="paragraph" draw:z-index="1" draw:name="Objeto de grupo 2" draw:style-name="gr1"><draw:custom-shape draw:style-name="gr28" draw:text-style-name="P11" svg:width="0.999cm" svg:height="1.001cm" svg:x="4.625cm" svg:y="1.317cm"><text:p text:style-name="P10"><text:span text:style-name="T4">1</text:span></text:p><draw:enhanced-geometry svg:viewBox="0 0 21600 21600" draw:type="rectangle" draw:enhanced-path="M 0 0 L 21600 0 21600 21600 0 21600 0 0 Z N"/></draw:custom-shape><draw:custom-shape draw:style-name="gr29" draw:text-style-name="P11" svg:width="1.001cm" svg:height="1.001cm" svg:x="5.623cm" svg:y="1.317cm"><text:p text:style-name="P10"><text:span text:style-name="T4">5</text:span></text:p><draw:enhanced-geometry svg:viewBox="0 0 21600 21600" draw:type="rectangle" draw:enhanced-path="M 0 0 L 21600 0 21600 21600 0 21600 0 0 Z N"/></draw:custom-shape><draw:custom-shape draw:style-name="gr30" draw:text-style-name="P11" svg:width="1.001cm" svg:height="1.001cm" svg:x="6.623cm" svg:y="1.317cm"><text:p text:style-name="P10"><text:span text:style-name="T4">2</text:span></text:p><draw:enhanced-geometry svg:viewBox="0 0 21600 21600" draw:type="rectangle" draw:enhanced-path="M 0 0 L 21600 0 21600 21600 0 21600 0 0 Z N"/></draw:custom-shape><draw:custom-shape draw:style-name="gr31" draw:text-style-name="P11" svg:width="1.001cm" svg:height="1.001cm" svg:x="5.623cm" svg:y="2.317cm"><text:p text:style-name="P10"><text:span text:style-name="T4">4</text:span></text:p><draw:enhanced-geometry svg:viewBox="0 0 21600 21600" draw:type="rectangle" draw:enhanced-path="M 0 0 L 21600 0 21600 21600 0 21600 0 0 Z N"/></draw:custom-shape><draw:custom-shape draw:style-name="gr32" draw:text-style-name="P11" svg:width="1.001cm" svg:height="0.999cm" svg:x="5.623cm" svg:y="0.319cm"><text:p text:style-name="P10"><text:span text:style-name="T4">3</text:span></text:p><draw:enhanced-geometry svg:viewBox="0 0 21600 21600" draw:type="rectangle" draw:enhanced-path="M 0 0 L 21600 0 21600 21600 0 21600 0 0 Z N"/></draw:custom-shape><draw:custom-shape draw:style-name="gr33" draw:text-style-name="P11" svg:width="1.001cm" svg:height="1.001cm" svg:x="9.373cm" svg:y="1.317cm"><text:p text:style-name="P10"><text:span text:style-name="T4">2</text:span></text:p><draw:enhanced-geometry svg:viewBox="0 0 21600 21600" draw:type="rectangle" draw:enhanced-path="M 0 0 L 21600 0 21600 21600 0 21600 0 0 Z N"/></draw:custom-shape><draw:custom-shape draw:style-name="gr34" draw:text-style-name="P11" svg:width="1.001cm" svg:height="1.001cm" svg:x="10.374cm" svg:y="1.317cm"><text:p text:style-name="P10"><text:span text:style-name="T4">3</text:span></text:p><draw:enhanced-geometry svg:viewBox="0 0 21600 21600" draw:type="rectangle" draw:enhanced-path="M 0 0 L 21600 0 21600 21600 0 21600 0 0 Z N"/></draw:custom-shape><draw:custom-shape draw:style-name="gr35" draw:text-style-name="P11" svg:width="1.001cm" svg:height="1.001cm" svg:x="11.374cm" svg:y="1.317cm"><text:p text:style-name="P10"><text:span text:style-name="T4">5</text:span></text:p><draw:enhanced-geometry svg:viewBox="0 0 21600 21600" draw:type="rectangle" draw:enhanced-path="M 0 0 L 21600 0 21600 21600 0 21600 0 0 Z N"/></draw:custom-shape><draw:custom-shape draw:style-name="gr36" draw:text-style-name="P11" svg:width="1.001cm" svg:height="1.001cm" svg:x="10.374cm" svg:y="2.317cm"><text:p text:style-name="P10"><text:span text:style-name="T4">1</text:span></text:p><draw:enhanced-geometry svg:viewBox="0 0 21600 21600" draw:type="rectangle" draw:enhanced-path="M 0 0 L 21600 0 21600 21600 0 21600 0 0 Z N"/></draw:custom-shape><draw:custom-shape draw:style-name="gr37" draw:text-style-name="P11" svg:width="1.001cm" svg:height="0.999cm" svg:x="10.374cm" svg:y="0.319cm"><text:p text:style-name="P10"><text:span text:style-name="T4">4</text:span></text:p><draw:enhanced-geometry svg:viewBox="0 0 21600 21600" draw:type="rectangle" draw:enhanced-path="M 0 0 L 21600 0 21600 21600 0 21600 0 0 Z N"/></draw:custom-shape><draw:custom-shape draw:style-name="gr38" draw:text-style-name="P11" svg:width="1.001cm" svg:height="1.001cm" svg:x="10.374cm" svg:y="3.318cm"><text:p text:style-name="P10"><text:span text:style-name="T4">6</text:span></text:p><draw:enhanced-geometry svg:viewBox="0 0 21600 21600" draw:type="rectangle" draw:enhanced-path="M 0 0 L 21600 0 21600 21600 0 21600 0 0 Z N"/></draw:custom-shape><draw:frame draw:style-name="gr39" draw:text-style-name="P9" svg:width="1.001cm" svg:height="0.752cm" svg:x="5.623cm" svg:y="5.067cm"><draw:text-box><text:p text:style-name="P8"><text:span text:style-name="T3">f1</text:span></text:p></draw:text-box></draw:frame><draw:frame draw:style-name="gr40" draw:text-style-name="P9" svg:width="1.001cm" svg:height="0.703cm" svg:x="10.374cm" svg:y="5.067cm"><draw:text-box><text:p text:style-name="P8"><text:span text:style-name="T3">f2</text:span></text:p></draw:text-box></draw:frame></draw:g></text:p>
      <text:p text:style-name="P12"><text:soft-page-break/>A esta distribución de valores se l<text:span text:style-name="T5">e conoce como: estado normal de valores – ENV. Si por alguna razón este estado viene alterado (eje.: números repetidos o cancelación de números), se le llama: estado modificado de valores – EMV.</text:span></text:p>
      <text:p text:style-name="P12"><text:span text:style-name="T6">Nota: Para un dado en EMV de cancelación los valores pueden ser 0 o negativos.</text:span><text:span text:style-name="T5"> </text:span></text:p>
      <text:h text:style-name="Heading_20_1" text:outline-level="1">DadoClon</text:h>
      <text:p text:style-name="Text_20_body">...</text:p>
      <text:h text:style-name="Heading_20_1" text:outline-level="1">Variadas</text:h>
      <text:p text:style-name="Text_20_body">...</text:p>
      <text:h text:style-name="Heading_20_1" text:outline-level="1">1D</text:h>
      <text:p text:style-name="Text_20_body">...</text:p>
      <text:h text:style-name="Heading_20_1" text:outline-level="1">ND</text:h>
      <text:p text:style-name="Text_20_body">..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o Antonio Pérez Carballo</meta:initial-creator>
    <meta:creation-date>2024-12-05T10:26:34.842000000</meta:creation-date>
    <dc:date>2024-12-05T12:10:54.302000000</dc:date>
    <dc:creator>Lorenzo Antonio Pérez Carballo</dc:creator>
    <meta:editing-duration>PT1H22M20S</meta:editing-duration>
    <meta:editing-cycles>7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22" meta:word-count="294" meta:character-count="1630" meta:non-whitespace-character-count="1353"/>
  </office:meta>
</office:document-meta>
</file>